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801cm" svg:height="15.637cm" svg:x="12.978cm" svg:y="0.181cm">
            <draw:object draw:notify-on-update-of-ranges="Feuille1.A2:Feuille1.A20 Feuille1.C2:Feuille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5">
            <text:p>345</text:p>
          </table:table-cell>
          <table:table-cell table:formula="of:=20*LOG10([.B2]/1000)" office:value-type="float" office:value="-9.24361809853452">
            <text:p>-9,243618098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9">
            <text:p>349</text:p>
          </table:table-cell>
          <table:table-cell table:formula="of:=20*LOG10([.B3]/1000)" office:value-type="float" office:value="-9.1434914608164">
            <text:p>-9,143491460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4">
            <text:p>354</text:p>
          </table:table-cell>
          <table:table-cell table:formula="of:=20*LOG10([.B4]/1000)" office:value-type="float" office:value="-9.01993475948425">
            <text:p>-9,019934759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55">
            <text:p>355</text:p>
          </table:table-cell>
          <table:table-cell table:formula="of:=20*LOG10([.B5]/1000)" office:value-type="float" office:value="-8.99543293889812">
            <text:p>-8,995432938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63">
            <text:p>363</text:p>
          </table:table-cell>
          <table:table-cell table:formula="of:=20*LOG10([.B6]/1000)" office:value-type="float" office:value="-8.80186749927775">
            <text:p>-8,8018674993</text:p>
          </table:table-cell>
        </table:table-row>
        <table:table-row table:style-name="ro1">
          <table:table-cell table:formula="of:=[.A3]*10" office:value-type="float" office:value="1000">
            <text:p>1000</text:p>
          </table:table-cell>
          <table:table-cell office:value-type="float" office:value="367">
            <text:p>367</text:p>
          </table:table-cell>
          <table:table-cell table:formula="of:=20*LOG10([.B7]/1000)" office:value-type="float" office:value="-8.70667871495821">
            <text:p>-8,706678715</text:p>
          </table:table-cell>
        </table:table-row>
        <table:table-row table:style-name="ro1">
          <table:table-cell table:formula="of:=[.A4]*10" office:value-type="float" office:value="2000">
            <text:p>2000</text:p>
          </table:table-cell>
          <table:table-cell office:value-type="float" office:value="375">
            <text:p>375</text:p>
          </table:table-cell>
          <table:table-cell table:formula="of:=20*LOG10([.B8]/1000)" office:value-type="float" office:value="-8.51937464544562">
            <text:p>-8,5193746454</text:p>
          </table:table-cell>
        </table:table-row>
        <table:table-row table:style-name="ro1">
          <table:table-cell table:formula="of:=[.A5]*10" office:value-type="float" office:value="4000">
            <text:p>4000</text:p>
          </table:table-cell>
          <table:table-cell office:value-type="float" office:value="398">
            <text:p>398</text:p>
          </table:table-cell>
          <table:table-cell table:formula="of:=20*LOG10([.B9]/1000)" office:value-type="float" office:value="-8.00233855852624">
            <text:p>-8,0023385585</text:p>
          </table:table-cell>
        </table:table-row>
        <table:table-row table:style-name="ro1">
          <table:table-cell table:formula="of:=[.A6]*10" office:value-type="float" office:value="7000">
            <text:p>7000</text:p>
          </table:table-cell>
          <table:table-cell office:value-type="float" office:value="465">
            <text:p>465</text:p>
          </table:table-cell>
          <table:table-cell table:formula="of:=20*LOG10([.B10]/1000)" office:value-type="float" office:value="-6.65094094220092">
            <text:p>-6,6509409422</text:p>
          </table:table-cell>
        </table:table-row>
        <table:table-row table:style-name="ro1">
          <table:table-cell table:formula="of:=[.A7]*10" office:value-type="float" office:value="10000">
            <text:p>10000</text:p>
          </table:table-cell>
          <table:table-cell office:value-type="float" office:value="630">
            <text:p>630</text:p>
          </table:table-cell>
          <table:table-cell table:formula="of:=20*LOG10([.B11]/1000)" office:value-type="float" office:value="-4.01318901092837">
            <text:p>-4,0131890109</text:p>
          </table:table-cell>
        </table:table-row>
        <table:table-row table:style-name="ro1">
          <table:table-cell table:formula="of:=[.A8]*10" office:value-type="float" office:value="20000">
            <text:p>20000</text:p>
          </table:table-cell>
          <table:table-cell office:value-type="float" office:value="396">
            <text:p>396</text:p>
          </table:table-cell>
          <table:table-cell table:formula="of:=20*LOG10([.B12]/1000)" office:value-type="float" office:value="-8.04609628148975">
            <text:p>-8,0460962815</text:p>
          </table:table-cell>
        </table:table-row>
        <table:table-row table:style-name="ro1">
          <table:table-cell table:formula="of:=[.A9]*10" office:value-type="float" office:value="40000">
            <text:p>40000</text:p>
          </table:table-cell>
          <table:table-cell office:value-type="float" office:value="14">
            <text:p>14</text:p>
          </table:table-cell>
          <table:table-cell table:formula="of:=20*LOG10([.B13]/1000)" office:value-type="float" office:value="-37.0774392864352">
            <text:p>-37,0774392864</text:p>
          </table:table-cell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5.7">
            <text:p>5,7</text:p>
          </table:table-cell>
          <table:table-cell table:formula="of:=20*LOG10([.B14]/1000)" office:value-type="float" office:value="-44.8825028865502">
            <text:p>-44,882502886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079">
            <text:p>1079</text:p>
          </table:table-cell>
          <table:table-cell table:formula="of:=20*LOG10([.B15]/1000)" office:value-type="float" office:value="0.660428893658213">
            <text:p>0,6604288937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67">
            <text:p>567</text:p>
          </table:table-cell>
          <table:table-cell table:formula="of:=20*LOG10([.B16]/1000)" office:value-type="float" office:value="-4.92833882214187">
            <text:p>-4,9283388221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803">
            <text:p>803</text:p>
          </table:table-cell>
          <table:table-cell table:formula="of:=20*LOG10([.B17]/1000)" office:value-type="float" office:value="-1.90568909442638">
            <text:p>-1,9056890944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9">
            <text:p>49</text:p>
          </table:table-cell>
          <table:table-cell table:formula="of:=20*LOG10([.B18]/1000)" office:value-type="float" office:value="-26.1960783994297">
            <text:p>-26,196078399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668">
            <text:p>668</text:p>
          </table:table-cell>
          <table:table-cell table:formula="of:=20*LOG10([.B19]/1000)" office:value-type="float" office:value="-3.50447075048909">
            <text:p>-3,5044707505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147">
            <text:p>147</text:p>
          </table:table-cell>
          <table:table-cell table:formula="of:=20*LOG10([.B20]/1000)" office:value-type="float" office:value="-16.6536533050365">
            <text:p>-16,653653305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2:04:01</meta:creation-date>
    <dc:date>2013-06-07T12:21:06</dc:date>
    <meta:editing-duration>PT1M54S</meta:editing-duration>
    <meta:editing-cycles>1</meta:editing-cycles>
    <meta:document-statistic meta:table-count="1" meta:cell-count="57" meta:object-count="1"/>
    <meta:generator>LibreOffice/4.0.3.3$Linux_X86_64 LibreOffice_project/4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802cm" svg:height="15.638cm" xlink:href=".." xlink:type="simple" chart:class="chart:scatter" chart:style-name="ch1">
        <chart:plot-area chart:style-name="ch2" table:cell-range-address="Feuille1.A2:Feuille1.A20 Feuille1.C2:Feuille1.C20" svg:x="1.006cm" svg:y="1.383cm" svg:width="25.684cm" svg:height="13.523cm">
          <chartooo:coordinate-region svg:x="1.733cm" svg:y="1.582cm" svg:width="24.4cm" svg:height="13.125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Feuille1.C2:Feuille1.C20" chart:class="chart:scatter">
            <chart:domain table:cell-range-address="Feuille1.A2:Feuille1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A2:Feuille1.A20</svg:desc>
                </draw:g>
              </table:table-cell>
              <table:table-cell office:value-type="float" office:value="-9.24361809853452">
                <text:p>-9.24361809853452</text:p>
                <draw:g>
                  <svg:desc>Feuille1.C2:Feuille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9.1434914608164">
                <text:p>-9.1434914608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9.01993475948425">
                <text:p>-9.01993475948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8.99543293889812">
                <text:p>-8.9954329388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-8.80186749927775">
                <text:p>-8.80186749927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-8.70667871495821">
                <text:p>-8.70667871495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-8.51937464544562">
                <text:p>-8.51937464544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-8.00233855852624">
                <text:p>-8.0023385585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-6.65094094220092">
                <text:p>-6.65094094220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-4.01318901092837">
                <text:p>-4.01318901092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-8.04609628148975">
                <text:p>-8.04609628148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00">
                <text:p>40000</text:p>
              </table:table-cell>
              <table:table-cell office:value-type="float" office:value="-37.0774392864352">
                <text:p>-37.0774392864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-44.8825028865502">
                <text:p>-44.8825028865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0.660428893658213">
                <text:p>0.660428893658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-4.92833882214187">
                <text:p>-4.92833882214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0">
                <text:p>12000</text:p>
              </table:table-cell>
              <table:table-cell office:value-type="float" office:value="-1.90568909442638">
                <text:p>-1.9056890944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-26.1960783994297">
                <text:p>-26.1960783994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-3.50447075048909">
                <text:p>-3.50447075048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0">
                <text:p>24000</text:p>
              </table:table-cell>
              <table:table-cell office:value-type="float" office:value="-16.6536533050365">
                <text:p>-16.6536533050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802cm" svg:height="15.638cm" xlink:href=".." xlink:type="simple" chart:class="chart:scatter" chart:style-name="ch1">
        <chart:plot-area chart:style-name="ch2" table:cell-range-address="Feuille1.A2:Feuille1.A20 Feuille1.C2:Feuille1.C20" svg:x="1.006cm" svg:y="1.383cm" svg:width="25.684cm" svg:height="13.523cm">
          <chartooo:coordinate-region svg:x="1.733cm" svg:y="1.582cm" svg:width="24.4cm" svg:height="13.125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Feuille1.C2:Feuille1.C20" chart:class="chart:scatter">
            <chart:domain table:cell-range-address="Feuille1.A2:Feuille1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A2:Feuille1.A20</svg:desc>
                </draw:g>
              </table:table-cell>
              <table:table-cell office:value-type="float" office:value="-9.24361809853452">
                <text:p>-9.24361809853452</text:p>
                <draw:g>
                  <svg:desc>Feuille1.C2:Feuille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9.1434914608164">
                <text:p>-9.1434914608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9.01993475948425">
                <text:p>-9.01993475948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8.99543293889812">
                <text:p>-8.9954329388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-8.80186749927775">
                <text:p>-8.80186749927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-8.70667871495821">
                <text:p>-8.70667871495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-8.51937464544562">
                <text:p>-8.51937464544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-8.00233855852624">
                <text:p>-8.0023385585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-6.65094094220092">
                <text:p>-6.65094094220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-4.01318901092837">
                <text:p>-4.01318901092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-8.04609628148975">
                <text:p>-8.04609628148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00">
                <text:p>40000</text:p>
              </table:table-cell>
              <table:table-cell office:value-type="float" office:value="-37.0774392864352">
                <text:p>-37.0774392864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-44.8825028865502">
                <text:p>-44.8825028865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0.660428893658213">
                <text:p>0.660428893658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-4.92833882214187">
                <text:p>-4.92833882214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0">
                <text:p>12000</text:p>
              </table:table-cell>
              <table:table-cell office:value-type="float" office:value="-1.90568909442638">
                <text:p>-1.9056890944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-26.1960783994297">
                <text:p>-26.1960783994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-3.50447075048909">
                <text:p>-3.50447075048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0">
                <text:p>24000</text:p>
              </table:table-cell>
              <table:table-cell office:value-type="float" office:value="-16.6536533050365">
                <text:p>-16.6536533050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